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Roboto-Regular" svg:font-family="Roboto-Regular"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5ca51" officeooo:paragraph-rsid="0005ca51"/>
    </style:style>
    <style:style style:name="P2" style:family="paragraph" style:parent-style-name="Text_20_body">
      <style:text-properties officeooo:rsid="000896e9" officeooo:paragraph-rsid="000896e9"/>
    </style:style>
    <style:style style:name="P3" style:family="paragraph" style:parent-style-name="Text_20_body">
      <style:text-properties officeooo:rsid="000a9b66" officeooo:paragraph-rsid="000a9b66"/>
    </style:style>
    <style:style style:name="P4" style:family="paragraph" style:parent-style-name="Heading_20_1">
      <style:text-properties officeooo:rsid="000896e9" officeooo:paragraph-rsid="000896e9"/>
    </style:style>
    <style:style style:name="P5" style:family="paragraph" style:parent-style-name="Heading_20_1">
      <style:text-properties officeooo:rsid="0005ca51" officeooo:paragraph-rsid="0005ca51"/>
    </style:style>
    <style:style style:name="P6" style:family="paragraph" style:parent-style-name="Text_20_body">
      <style:text-properties officeooo:rsid="000a4d67" officeooo:paragraph-rsid="0005ca51"/>
    </style:style>
    <style:style style:name="P7" style:family="paragraph" style:parent-style-name="Text_20_body" style:list-style-name="L1"/>
    <style:style style:name="P8" style:family="paragraph" style:parent-style-name="Text_20_body" style:list-style-name="L1">
      <style:text-properties officeooo:rsid="0005ca51" officeooo:paragraph-rsid="0005ca51"/>
    </style:style>
    <style:style style:name="P9" style:family="paragraph" style:parent-style-name="Text_20_body">
      <style:text-properties officeooo:rsid="000fba05" officeooo:paragraph-rsid="000fba05"/>
    </style:style>
    <style:style style:name="P10" style:family="paragraph" style:parent-style-name="Text_20_body">
      <style:text-properties officeooo:rsid="0011af10" officeooo:paragraph-rsid="0011af10"/>
    </style:style>
    <style:style style:name="P11" style:family="paragraph" style:parent-style-name="Text_20_body">
      <style:text-properties officeooo:rsid="00138d15" officeooo:paragraph-rsid="00138d15"/>
    </style:style>
    <style:style style:name="P12" style:family="paragraph" style:parent-style-name="Text_20_body">
      <style:text-properties officeooo:rsid="0015459d" officeooo:paragraph-rsid="0015459d"/>
    </style:style>
    <style:style style:name="P13" style:family="paragraph" style:parent-style-name="Text_20_body">
      <style:text-properties officeooo:rsid="00162928" officeooo:paragraph-rsid="00162928"/>
    </style:style>
    <style:style style:name="P14" style:family="paragraph" style:parent-style-name="Text_20_body">
      <style:text-properties officeooo:rsid="0017ff7b" officeooo:paragraph-rsid="0017ff7b"/>
    </style:style>
    <style:style style:name="T1" style:family="text">
      <style:text-properties officeooo:rsid="0005ca51"/>
    </style:style>
    <style:style style:name="T2" style:family="text">
      <style:text-properties fo:font-weight="bold" style:font-weight-asian="bold" style:font-weight-complex="bold"/>
    </style:style>
    <style:style style:name="T3" style:family="text">
      <style:text-properties fo:font-weight="bold" officeooo:rsid="0005ca51" style:font-weight-asian="bold" style:font-weight-complex="bold"/>
    </style:style>
    <style:style style:name="T4" style:family="text">
      <style:text-properties officeooo:rsid="000896e9"/>
    </style:style>
    <style:style style:name="T5" style:family="text">
      <style:text-properties officeooo:rsid="000c6a8d"/>
    </style:style>
    <style:style style:name="T6" style:family="text">
      <style:text-properties style:font-name="Liberation Serif" fo:font-size="12pt" style:font-size-asian="12pt" style:font-size-complex="12pt"/>
    </style:style>
    <style:style style:name="T7" style:family="text">
      <style:text-properties style:font-name="Liberation Serif" fo:font-size="12pt" officeooo:rsid="000d2071" style:font-size-asian="12pt" style:font-size-complex="12pt"/>
    </style:style>
    <style:style style:name="T8" style:family="text">
      <style:text-properties officeooo:rsid="000ee681"/>
    </style:style>
    <style:style style:name="T9" style:family="text">
      <style:text-properties officeooo:rsid="0011af10"/>
    </style:style>
    <style:style style:name="T10" style:family="text">
      <style:text-properties officeooo:rsid="00138d15"/>
    </style:style>
    <style:style style:name="T11" style:family="text">
      <style:text-properties officeooo:rsid="00156eb3"/>
    </style:style>
    <style:style style:name="T12" style:family="text">
      <style:text-properties officeooo:rsid="0017ff7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viluppo di applicazioni mobile cross-platform</text:p>
      <text:h text:style-name="P4" text:outline-level="1">Slide 1</text:h>
      <text:p text:style-name="P2">Buongiorno.</text:p>
      <text:h text:style-name="P5" text:outline-level="1">Slide <text:span text:style-name="T4">2</text:span></text:h>
      <text:p text:style-name="P1"><text:span text:style-name="T4">Questo tirocinio </text:span>dal titolo “sviluppo di applicazioni mobile cross-platform” è stato <text:span text:style-name="T4">proposto dall'azienda INTECS S.p.A di Pisa che oltre nello sviluppo di software e sistemi elettronici complessi, ha esperienza nello sviluppo di applicazioni mobili per Android.</text:span></text:p>
      <text:p text:style-name="P6">L'azienda, volendo supportare anche altre piattaforme, aveva individuato dei framework che tramite l'uso dei linguaggi del web – html5, css3 e javascript – permettevano di realizzare applicazioni mobili cross-platform, così da non dover acquisire conoscenze specifiche per ogni piattaforma.</text:p>
      <text:p text:style-name="P3">Scopo di questo tirocinio è stato, appunto, quello di analizzare questi framework e di realizzare un applicazione di prova con due di questi in modo da poter fare un confronto più approfondito.</text:p>
      <text:h text:style-name="P5" text:outline-level="1">Slide <text:span text:style-name="T4">3</text:span></text:h>
      <text:p text:style-name="P1"><text:span text:style-name="T5">Innanzitutto </text:span>è opportuno fare chiarezza <text:span text:style-name="T5">su quali sono i modi di realizzare applicazioni mobili. Si possono sviluppare:</text:span></text:p>
      <text:list xml:id="list18285041219012116" text:style-name="L1">
        <text:list-item>
          <text:p text:style-name="P7"><text:span text:style-name="T3">Applicazioni native</text:span><text:span text:style-name="T1">: che sono quelle s</text:span><text:span text:style-name="T6">viluppate per una specifica piattaforma utilizzando le risorse software fornite appositamente dal produttore della piattaforma stessa. </text:span><text:span text:style-name="T7">Questo è il modo comune di realizzare applicazioni mobili che avranno completo accesso a tutte le funzionalità del dispositivo con l'obbligo di dover utilizzare diversi linguaggi per ogni piattaforma, per esempio Java per Android e Objective-C per iOS.</text:span></text:p>
        </text:list-item>
        <text:list-item>
          <text:p text:style-name="P8"><text:span text:style-name="T2">Applicazioni web</text:span>: che sono sostanzialmente dei <text:span text:style-name="T8">s</text:span>iti web dinamici visualizzati sul dispositivo mobile attraverso un web browser;</text:p>
        </text:list-item>
        <text:list-item>
          <text:p text:style-name="P8"><text:span text:style-name="T2">Applicazioni ibride</text:span>: che consistono, appunto in un ibrido delle precedenti; sono ancora realizzate con le tecnologie del web (come HTML5, CSS3 e JavaScript) ma vengono incapsulate in una componente nativa che ne permette l'esecuzione. Tale componente gioca un ruolo importante in quanto permette all'applicazione web di utilizzare funzionalità del dispositivo.</text:p>
        </text:list-item>
      </text:list>
      <text:h text:style-name="P5" text:outline-level="1">Slide <text:span text:style-name="T4">4</text:span></text:h>
      <text:p text:style-name="P9">Per quanto riguarda i framework di sviluppo <text:span text:style-name="T9">che ci hanno chiesto di analizzare, </text:span>abbiamo notato che, sia in rete che in azienda, c'era molta confusione per quanto riguarda quello che permettevano di realizzare. <text:span text:style-name="T9">Dopo una prima fase di studio siamo riusciti suddividerli in questo modo:</text:span></text:p>
      <text:p text:style-name="P10">Titanium Appcelerator è l'unico framework che permette lo sviluppo cross-platform di applicazioni <text:soft-page-break/>native;</text:p>
      <text:p text:style-name="P10">jQuery Mobile, Kendo UI Mobile e PhoneJS servono per lo sviluppo di applicazioni web e forniscono tutti, più o meno, gli stessi elementi grafici per la costruzione dell'interfaccia;</text:p>
      <text:p text:style-name="P10">PhoneGap, SenchaTouch e RhoMobile Suite <text:span text:style-name="T10">invece permettono di realizzare applicazioni ibride. A differenza di PhoneGap e RohMobile, che forniscono solo la propria componente nativa, SenchaTouch fornisce anche il proprio insieme di elementi grafici per l'implementazione dell'interfaccia. Questo significa che PhoneGap e RhoMobile dovranno essere utilizzati assieme ad un altro framework in grado di fornire tali elementi.</text:span></text:p>
      <text:p text:style-name="P11">Adesso andremo a vedere un po' più nel dettaglio Titanium Appcelerator, PhoneGap e Kendo UI Mobile che sono i framework con i quali sono state realizzate le due versioni, nativa e ibrida, dell'applicazione di prova.</text:p>
      <text:h text:style-name="Heading_20_1" text:outline-level="1">Slide 5</text:h>
      <text:p text:style-name="P12">La particolarità di Titanium Appcelerator è la possibilità di creare applicazioni native per piattaforme Android, iOS, BlackBerry e Tizen partendo da un codice sorgente comune JavaScript. Durante la compilazione, Titanium usa il codice Javascript per creare codice sorgente nativo che poi verrà compilato con gli strumenti degli sdk nativi per creare l'applicazione finale. Ovviamente è necessario lavorare in un ambiente opportunamente configurato con gli SDK per le piattaforme per le quali si sta sviluppando.</text:p>
      <text:p text:style-name="P12">Le API di Titanium sono estendibili attraverso moduli JavaScript, ed essendo un progetto open-source, ogni sviluppatore può contribuire.</text:p>
      <text:p text:style-name="P12">Appcelerator fornisce anche l'ambiente di sviluppo Titanium Studio, un IDE basto su Eclipse, che aiuta nello sviluppo di app, di moduli e a configurare l'ambiente.</text:p>
      <text:p text:style-name="P12">Un altra cosa interessante è che <text:span text:style-name="T11">per Titanium è stata sviluppata l'estensione Alloy che permette di strutturare l'applicazione secondo il paradigma MVC.</text:span></text:p>
      <text:h text:style-name="Heading_20_1" text:outline-level="1">Slide 6</text:h>
      <text:p text:style-name="P13">PhoneGap, al contrario di Titanium, supporta molte piattaforme in più ma agli sviluppatori fornisce soltanto un interfaccia a line di comando che permette di creare nuovi progetti, compilare applicazioni e installarle.</text:p>
      <text:p text:style-name="P13">Una cosa interessante è che per PhoneGap è disponibile un servizio online di compilazione che evita di dover avere in locale i vari SDK nativi delle diverse piattaforme; inviando il codice sul server è possibile in una sola volta ottenere tutti i pacchetti installabili della nostra applicazione. C'è da dire però che per il momento questo servizio mostra ancora qualche problema.</text:p>
      <text:p text:style-name="P13">Anche le API di questo framework sono estendibili tramite plug-in aggiuntivi <text:span text:style-name="T12">che come per Titanium possono essere sviluppati da chiunque essendo un progetto open-source.</text:span></text:p>
      <text:p text:style-name="P14">Come già detto, PhoneGap fornisce soltanto la componente nativa e le API per l'accesso al dispositivo ma non mette a disposizione API per la greazione dell'interfaccia grafice dell'applicazione e quindi è necessario utilizzare un framework apposito.</text:p>
      <text:h text:style-name="Heading_20_1" text:outline-level="1"><text:soft-page-break/>Slide 7</text:h>
      <text:p text:style-name="P14">Nel nostro caso abbiamo scelto di utilizzare Kendo UI Mobile, che diversamente dagli altri framework per lo sviluppo di app web, ha la caratteristica di adattare l'aspetto dell'applicazio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Roboto-Regular" svg:font-family="Roboto-Regular"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9T20:15:19.624000000</meta:creation-date>
    <dc:date>2014-04-18T12:36:03.209000000</dc:date>
    <meta:editing-duration>PT1H30M23S</meta:editing-duration>
    <meta:editing-cycles>8</meta:editing-cycles>
    <meta:generator>LibreOffice/4.2.2.1$Windows_x86 LibreOffice_project/3be8cda0bddd8e430d8cda1ebfd581265cca5a0f</meta:generator>
    <meta:document-statistic meta:table-count="0" meta:image-count="0" meta:object-count="0" meta:page-count="3" meta:paragraph-count="30" meta:word-count="767" meta:character-count="5257" meta:non-whitespace-character-count="4520"/>
  </office:meta>
</office:document-meta>
</file>